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3.253cm" style:rel-column-width="1844*"/>
    </style:style>
    <style:style style:name="Tabla1.B" style:family="table-column">
      <style:table-column-properties style:column-width="2.566cm" style:rel-column-width="1455*"/>
    </style:style>
    <style:style style:name="Tabla1.C" style:family="table-column">
      <style:table-column-properties style:column-width="0.912cm" style:rel-column-width="517*"/>
    </style:style>
    <style:style style:name="Tabla1.D" style:family="table-column">
      <style:table-column-properties style:column-width="2.581cm" style:rel-column-width="1463*"/>
    </style:style>
    <style:style style:name="Tabla1.E" style:family="table-column">
      <style:table-column-properties style:column-width="0.885cm" style:rel-column-width="502*"/>
    </style:style>
    <style:style style:name="Tabla1.F" style:family="table-column">
      <style:table-column-properties style:column-width="1.259cm" style:rel-column-width="714*"/>
    </style:style>
    <style:style style:name="Tabla1.G" style:family="table-column">
      <style:table-column-properties style:column-width="2.316cm" style:rel-column-width="1313*"/>
    </style:style>
    <style:style style:name="Tabla1.H" style:family="table-column">
      <style:table-column-properties style:column-width="0.949cm" style:rel-column-width="538*"/>
    </style:style>
    <style:style style:name="Tabla1.I" style:family="table-column">
      <style:table-column-properties style:column-width="2.291cm" style:rel-column-width="1299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178cm" fo:margin-left="0cm" fo:margin-right="3.822cm" table:align="margins" style:shadow="none"/>
    </style:style>
    <style:style style:name="Tabla2.A" style:family="table-column">
      <style:table-column-properties style:column-width="2.187cm" style:rel-column-width="1240*"/>
    </style:style>
    <style:style style:name="Tabla2.B" style:family="table-column">
      <style:table-column-properties style:column-width="2.392cm" style:rel-column-width="1356*"/>
    </style:style>
    <style:style style:name="Tabla2.C" style:family="table-column">
      <style:table-column-properties style:column-width="2.646cm" style:rel-column-width="1500*"/>
    </style:style>
    <style:style style:name="Tabla2.D" style:family="table-column">
      <style:table-column-properties style:column-width="0.951cm" style:rel-column-width="539*"/>
    </style:style>
    <style:style style:name="Tabla2.E" style:family="table-column">
      <style:table-column-properties style:column-width="2.475cm" style:rel-column-width="1403*"/>
    </style:style>
    <style:style style:name="Tabla2.F" style:family="table-column">
      <style:table-column-properties style:column-width="2.528cm" style:rel-column-width="1433*"/>
    </style:style>
    <style:style style:name="Tabla2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>
      <style:paragraph-properties fo:text-align="center"/>
    </style:style>
    <style:style style:name="gr1" style:family="graphic">
      <style:graphic-properties draw:stroke="dash" draw:stroke-dash="Ultrafine_20_Dashed" svg:stroke-width="0.011cm" svg:stroke-color="#000000" draw:marker-start="" draw:marker-start-width="0.127cm" draw:marker-end="Arrow_20_concave" draw:marker-end-width="0.127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svg:stroke-width="0.011cm" svg:stroke-color="#c0c0c0" draw:marker-start-width="0.37cm" draw:marker-end="Arrow_20_concave" draw:marker-end-width="0.101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Symmetric_20_Arrow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Symmetric_20_Arrow" draw:marker-start-width="0.15cm" draw:marker-end="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1"><draw:line text:anchor-type="paragraph" draw:z-index="3" draw:style-name="gr3" draw:text-style-name="P4" svg:x1="2.568cm" svg:y1="0.31cm" svg:x2="3.494cm" svg:y2="0.31cm"><text:p/></draw:line>Imagen 1</text:p>
          </table:table-cell>
          <table:table-cell table:style-name="Tabla1.A1" office:value-type="string">
            <text:p text:style-name="P1"><draw:line text:anchor-type="paragraph" draw:z-index="8" draw:style-name="gr3" draw:text-style-name="P4" svg:x1="2.339cm" svg:y1="0.307cm" svg:x2="3.538cm" svg:y2="0.286cm"><text:p/></draw:line>{1,2..10}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><draw:line text:anchor-type="paragraph" draw:z-index="1" draw:style-name="gr2" draw:text-style-name="P4" svg:x1="2.328cm" svg:y1="0.293cm" svg:x2="4.501cm" svg:y2="0.914cm"><text:p/></draw:line><draw:line text:anchor-type="paragraph" draw:z-index="2" draw:style-name="gr2" draw:text-style-name="P4" svg:x1="2.328cm" svg:y1="0.293cm" svg:x2="4.552cm" svg:y2="1.655cm"><text:p/></draw:line>prototipo 1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2"><draw:line text:anchor-type="paragraph" draw:z-index="9" draw:style-name="gr4" draw:text-style-name="P4" svg:x1="1.787cm" svg:y1="0.282cm" svg:x2="2.986cm" svg:y2="0.261cm"><text:p/></draw:line><draw:line text:anchor-type="paragraph" draw:z-index="10" draw:style-name="gr4" draw:text-style-name="P4" svg:x1="1.778cm" svg:y1="0.906cm" svg:x2="2.986cm" svg:y2="0.282cm"><text:p/></draw:line><draw:line text:anchor-type="paragraph" draw:z-index="11" draw:style-name="gr4" draw:text-style-name="P4" svg:x1="1.778cm" svg:y1="1.635cm" svg:x2="2.986cm" svg:y2="0.282cm"><text:p/></draw:line>prueba <text:s/>1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><draw:line text:anchor-type="paragraph" draw:z-index="0" draw:style-name="gr1" draw:text-style-name="P4" svg:x1="-5.71cm" svg:y1="0.293cm" svg:x2="-3.56cm" svg:y2="0.293cm"><text:p/></draw:line>imagen 1</text:p>
          </table:table-cell>
        </table:table-row>
        <table:table-row>
          <table:table-cell table:style-name="Tabla1.A1" office:value-type="string">
            <text:p text:style-name="P1"><draw:line text:anchor-type="paragraph" draw:z-index="4" draw:style-name="gr3" draw:text-style-name="P4" svg:x1="2.577cm" svg:y1="0.291cm" svg:x2="3.503cm" svg:y2="0.291cm"><text:p/></draw:line>Imagen 2</text:p>
          </table:table-cell>
          <table:table-cell table:style-name="Tabla1.A1" office:value-type="string">
            <text:p text:style-name="P1"><draw:line text:anchor-type="paragraph" draw:z-index="7" draw:style-name="gr3" draw:text-style-name="P4" svg:x1="2.357cm" svg:y1="0.307cm" svg:x2="3.556cm" svg:y2="0.286cm"><text:p/></draw:line>{1,2..10}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>prototipo 2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2">prueba <text:s/>2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1">...</text:p>
          </table:table-cell>
          <table:table-cell table:style-name="Tabla1.A1" office:value-type="string">
            <text:p text:style-name="P1">...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2">prueba <text:s/>3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1"><draw:line text:anchor-type="paragraph" draw:z-index="5" draw:style-name="gr3" draw:text-style-name="P4" svg:x1="2.604cm" svg:y1="0.252cm" svg:x2="3.53cm" svg:y2="0.252cm"><text:p/></draw:line>Imagen 5</text:p>
          </table:table-cell>
          <table:table-cell table:style-name="Tabla1.A1" office:value-type="string">
            <text:p text:style-name="P1"><draw:line text:anchor-type="paragraph" draw:z-index="6" draw:style-name="gr3" draw:text-style-name="P4" svg:x1="2.348cm" svg:y1="0.273cm" svg:x2="3.547cm" svg:y2="0.252cm"><text:p/></draw:line>{1,2..10}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>prototipo 5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Standard"/>
      <text:p text:style-name="Standard"><text:s text:c="6"/>.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</table:table-row>
        <table:table-row>
          <table:table-cell table:style-name="Tabla2.A1" office:value-type="string">
            <text:p text:style-name="P1"><draw:line text:anchor-type="paragraph" draw:z-index="12" draw:style-name="gr3" draw:text-style-name="P4" svg:x1="1.861cm" svg:y1="0.261cm" svg:x2="2.425cm" svg:y2="0.261cm"><text:p/></draw:line>imagen 1</text:p>
          </table:table-cell>
          <table:table-cell table:style-name="Tabla2.A1" office:value-type="string">
            <text:p text:style-name="P1"><draw:line text:anchor-type="paragraph" draw:z-index="15" draw:style-name="gr3" draw:text-style-name="P4" svg:x1="2.013cm" svg:y1="0.291cm" svg:x2="2.577cm" svg:y2="0.291cm"><text:p/></draw:line>{1,2..10}</text:p>
          </table:table-cell>
          <table:table-cell table:style-name="Tabla2.A1" office:value-type="string">
            <text:p text:style-name="P1"><draw:line text:anchor-type="paragraph" draw:z-index="21" draw:style-name="gr1" draw:text-style-name="P4" svg:x1="2.26cm" svg:y1="0.266cm" svg:x2="3.682cm" svg:y2="0.266cm"><text:p/></draw:line><draw:line text:anchor-type="paragraph" draw:z-index="22" draw:style-name="gr2" draw:text-style-name="P4" svg:x1="2.26cm" svg:y1="0.266cm" svg:x2="3.733cm" svg:y2="0.94cm"><text:p/></draw:line><draw:line text:anchor-type="paragraph" draw:z-index="23" draw:style-name="gr2" draw:text-style-name="P4" svg:x1="2.26cm" svg:y1="0.266cm" svg:x2="3.715cm" svg:y2="1.628cm"><text:p/></draw:line>prototipo 1</text:p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><draw:line text:anchor-type="paragraph" draw:z-index="18" draw:style-name="gr4" draw:text-style-name="P4" svg:x1="2.184cm" svg:y1="0.273cm" svg:x2="2.748cm" svg:y2="0.273cm"><text:p/></draw:line><draw:line text:anchor-type="paragraph" draw:z-index="19" draw:style-name="gr4" draw:text-style-name="P4" svg:x1="2.184cm" svg:y1="0.947cm" svg:x2="2.748cm" svg:y2="0.273cm"><text:p/></draw:line><draw:line text:anchor-type="paragraph" draw:z-index="20" draw:style-name="gr4" draw:text-style-name="P4" svg:x1="2.187cm" svg:y1="1.628cm" svg:x2="2.748cm" svg:y2="0.273cm"><text:p/></draw:line>{prueba 1}</text:p>
          </table:table-cell>
          <table:table-cell table:style-name="Tabla2.A1" office:value-type="string">
            <text:p text:style-name="P1">imagen 1</text:p>
          </table:table-cell>
        </table:table-row>
        <table:table-row>
          <table:table-cell table:style-name="Tabla2.A1" office:value-type="string">
            <text:p text:style-name="P1"><draw:line text:anchor-type="paragraph" draw:z-index="13" draw:style-name="gr3" draw:text-style-name="P4" svg:x1="1.843cm" svg:y1="0.254cm" svg:x2="2.407cm" svg:y2="0.254cm"><text:p/></draw:line>imagen 2</text:p>
          </table:table-cell>
          <table:table-cell table:style-name="Tabla2.A1" office:value-type="string">
            <text:p text:style-name="P1"><draw:line text:anchor-type="paragraph" draw:z-index="16" draw:style-name="gr3" draw:text-style-name="P4" svg:x1="2.013cm" svg:y1="0.272cm" svg:x2="2.577cm" svg:y2="0.272cm"><text:p/></draw:line>{1,2..10}</text:p>
          </table:table-cell>
          <table:table-cell table:style-name="Tabla2.A1" office:value-type="string">
            <text:p text:style-name="P1">prototipo 2</text:p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>{prueba 2}</text:p>
          </table:table-cell>
          <table:table-cell table:style-name="Tabla2.A1" office:value-type="string">
            <text:p text:style-name="P1">imagen 2</text:p>
          </table:table-cell>
        </table:table-row>
        <table:table-row>
          <table:table-cell table:style-name="Tabla2.A1" office:value-type="string">
            <text:p text:style-name="P1">...</text:p>
          </table:table-cell>
          <table:table-cell table:style-name="Tabla2.A1" office:value-type="string">
            <text:p text:style-name="P1">...</text:p>
          </table:table-cell>
          <table:table-cell table:style-name="Tabla2.A1" office:value-type="string">
            <text:p text:style-name="P1">...</text:p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>{prueba 3}</text:p>
          </table:table-cell>
          <table:table-cell table:style-name="Tabla2.A1" office:value-type="string">
            <text:p text:style-name="P1">...</text:p>
          </table:table-cell>
        </table:table-row>
        <table:table-row>
          <table:table-cell table:style-name="Tabla2.A1" office:value-type="string">
            <text:p text:style-name="P1"><draw:line text:anchor-type="paragraph" draw:z-index="14" draw:style-name="gr3" draw:text-style-name="P4" svg:x1="1.879cm" svg:y1="0.266cm" svg:x2="2.443cm" svg:y2="0.266cm"><text:p/></draw:line>imagen 5</text:p>
          </table:table-cell>
          <table:table-cell table:style-name="Tabla2.A1" office:value-type="string">
            <text:p text:style-name="P1"><draw:line text:anchor-type="paragraph" draw:z-index="17" draw:style-name="gr3" draw:text-style-name="P4" svg:x1="2.014cm" svg:y1="0.284cm" svg:x2="2.578cm" svg:y2="0.284cm"><text:p/></draw:line>{1,2..10}</text:p>
          </table:table-cell>
          <table:table-cell table:style-name="Tabla2.A1" office:value-type="string">
            <text:p text:style-name="P1">prototipo 5</text:p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>imagen 3</text:p>
          </table:table-cell>
        </table:table-row>
        <table:table-row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</table:table-row>
        <table:table-row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</table:table-row>
        <table:table-row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</table:table-row>
        <table:table-row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</table:table>
      <text:p text:style-name="Standard"/>
      <text:p text:style-name="Standard"><text:s text:c="6"/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Double_20_Arrow" draw:display-name="Double Arrow" svg:viewBox="0 0 1131 1918" svg:d="m737 1131h394l-564-1131-567 1131h398l-398 787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23T18:36:26</meta:creation-date>
    <dc:date>2010-06-24T02:20:27</dc:date>
    <meta:editing-duration>PT01H53M35S</meta:editing-duration>
    <meta:editing-cycles>8</meta:editing-cycles>
    <meta:generator>OpenOffice.org/3.2$Unix OpenOffice.org_project/320m12$Build-9483</meta:generator>
    <meta:document-statistic meta:table-count="2" meta:image-count="0" meta:object-count="0" meta:page-count="1" meta:paragraph-count="36" meta:word-count="58" meta:character-count="289"/>
  </office:meta>
</office:document-meta>
</file>